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  <style:style style:name="ce7" style:family="table-cell" style:parent-style-name="Default" style:data-style-name="N104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float" office:value="5.39" calcext:value-type="float">
            <text:p>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25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8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 X</text:p>
          </table:table-cell>
          <table:table-cell office:value-type="string" calcext:value-type="string">
            <text:p>MR_MAG_COUPLER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ic switch PCB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 P2.5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 table:number-columns-repeated="4"/>
          <table:table-cell table:style-name="ce6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6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7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2:22:54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1-26T13:07:15.436000000</dc:date>
    <meta:editing-duration>PT45M21S</meta:editing-duration>
    <meta:editing-cycles>7</meta:editing-cycles>
    <meta:document-statistic meta:table-count="1" meta:cell-count="333" meta:object-count="0"/>
  </office:meta>
</office:document-meta>
</file>